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738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38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1.526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3.812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3.05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1.907cm"/>
    </style:style>
    <style:style style:name="gr7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746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2.288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38cm" fo:min-width="2.669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46cm" fo:min-width="4.729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46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7cm" fo:min-width="0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38cm" fo:min-width="2.669cm"/>
    </style:style>
    <style:style style:name="gr15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38cm" fo:min-width="2.28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style:font-name="DejaVu Sans Mono1"/>
    </style:style>
    <style:style style:name="P3" style:family="paragraph">
      <loext:graphic-properties draw:fill="none" draw:fill-color="#ffffff"/>
      <style:text-properties style:font-name="DejaVu Sans Mono1"/>
    </style:style>
    <style:style style:name="P4" style:family="paragraph">
      <loext:graphic-properties draw:fill="solid" draw:fill-color="#eeeeee"/>
      <style:text-properties style:font-name="DejaVu Sans Mono1"/>
    </style:style>
    <style:style style:name="P5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="none" draw:fill-color="#ffffff"/>
      <style:text-properties fo:color="#0066b3" fo:font-size="14pt"/>
    </style:style>
    <style:style style:name="T1" style:family="text">
      <style:text-properties style:font-name="DejaVu Sans Mono1"/>
    </style:style>
    <style:style style:name="T2" style:family="text">
      <style:text-properties style:font-name="DejaVu Sans Mono1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color="#0066b3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7" draw:id="id17">
          <draw:frame draw:style-name="gr1" draw:text-style-name="P2" xml:id="id6" draw:id="id6" draw:layer="layout" svg:width="6.477cm" svg:height="0.996cm" svg:x="1.254cm" svg:y="4.102cm">
            <draw:text-box>
              <text:p text:style-name="P1"><text:span text:style-name="T1">Chain</text:span></text:p>
            </draw:text-box>
          </draw:frame>
          <draw:frame draw:style-name="gr2" draw:text-style-name="P3" xml:id="id1" draw:id="id1" draw:layer="layout" svg:width="2.032cm" svg:height="0.996cm" svg:x="1.254cm" svg:y="5.092cm">
            <draw:text-box>
              <text:p><text:span text:style-name="T1">left</text:span></text:p>
            </draw:text-box>
          </draw:frame>
          <draw:frame draw:style-name="gr2" draw:text-style-name="P3" xml:id="id5" draw:id="id5" draw:layer="layout" svg:width="2.413cm" svg:height="0.996cm" svg:x="3.286cm" svg:y="5.092cm">
            <draw:text-box>
              <text:p><text:span text:style-name="T1">right</text:span></text:p>
            </draw:text-box>
          </draw:frame>
          <draw:frame draw:style-name="gr3" draw:text-style-name="P3" xml:id="id15" draw:id="id15" draw:layer="layout" svg:width="2.026cm" svg:height="0.996cm" svg:x="5.705cm" svg:y="5.092cm">
            <draw:text-box>
              <text:p><text:span text:style-name="T1">bond</text:span></text:p>
            </draw:text-box>
          </draw:frame>
        </draw:g>
        <draw:g>
          <draw:frame draw:style-name="gr1" draw:text-style-name="P4" xml:id="id2" draw:id="id2" draw:layer="layout" svg:width="9.906cm" svg:height="0.996cm" svg:x="3.286cm" svg:y="9.055cm">
            <draw:text-box>
              <text:p><text:span text:style-name="T1">BranchedAtom</text:span></text:p>
            </draw:text-box>
          </draw:frame>
          <draw:frame draw:style-name="gr3" draw:text-style-name="P3" xml:id="id3" draw:id="id3" draw:layer="layout" svg:width="2.026cm" svg:height="0.996cm" svg:x="3.286cm" svg:y="10.045cm">
            <draw:text-box>
              <text:p><text:span text:style-name="T1">atom</text:span></text:p>
            </draw:text-box>
          </draw:frame>
          <draw:frame draw:style-name="gr4" draw:text-style-name="P5" xml:id="id9" draw:id="id9" draw:layer="layout" svg:width="4.312cm" svg:height="0.996cm" svg:x="5.318cm" svg:y="10.045cm">
            <draw:text-box>
              <text:p><text:span text:style-name="T2">ring_bonds</text:span></text:p>
            </draw:text-box>
          </draw:frame>
          <draw:frame draw:style-name="gr5" draw:text-style-name="P5" xml:id="id7" draw:id="id7" draw:layer="layout" svg:width="3.55cm" svg:height="0.996cm" svg:x="9.636cm" svg:y="10.045cm">
            <draw:text-box>
              <text:p><text:span text:style-name="T2">branches</text:span></text:p>
            </draw:text-box>
          </draw:frame>
        </draw:g>
        <draw:g>
          <draw:frame draw:style-name="gr1" draw:text-style-name="P4" xml:id="id8" draw:id="id8" draw:layer="layout" svg:width="4.445cm" svg:height="0.996cm" svg:x="10.922cm" svg:y="0.635cm">
            <draw:text-box>
              <text:p><text:span text:style-name="T1">Branch</text:span></text:p>
            </draw:text-box>
          </draw:frame>
          <draw:frame draw:style-name="gr6" draw:text-style-name="P3" xml:id="id16" draw:id="id16" draw:layer="layout" svg:width="2.407cm" svg:height="0.996cm" svg:x="10.928cm" svg:y="1.623cm">
            <draw:text-box>
              <text:p><text:span text:style-name="T1">chain</text:span></text:p>
            </draw:text-box>
          </draw:frame>
          <draw:frame draw:style-name="gr3" draw:text-style-name="P3" xml:id="id12" draw:id="id12" draw:layer="layout" svg:width="2.026cm" svg:height="0.996cm" svg:x="13.335cm" svg:y="1.623cm">
            <draw:text-box>
              <text:p><text:span text:style-name="T1">bond</text:span></text:p>
            </draw:text-box>
          </draw:frame>
        </draw:g>
        <draw:g>
          <draw:frame draw:style-name="gr7" draw:text-style-name="P4" xml:id="id4" draw:id="id4" draw:layer="layout" svg:width="11.192cm" svg:height="0.996cm" svg:x="5.826cm" svg:y="16.748cm">
            <draw:text-box>
              <text:p><text:span text:style-name="T1">Atom</text:span></text:p>
            </draw:text-box>
          </draw:frame>
          <draw:frame draw:style-name="gr8" draw:text-style-name="P3" draw:layer="layout" svg:width="2.788cm" svg:height="0.996cm" svg:x="5.826cm" svg:y="17.736cm">
            <draw:text-box>
              <text:p><text:span text:style-name="T1">symbol</text:span></text:p>
            </draw:text-box>
          </draw:frame>
          <draw:frame draw:style-name="gr9" draw:text-style-name="P3" draw:layer="layout" svg:width="3.169cm" svg:height="0.996cm" svg:x="8.62cm" svg:y="17.736cm">
            <draw:text-box>
              <text:p><text:span text:style-name="T1">isotope</text:span></text:p>
            </draw:text-box>
          </draw:frame>
          <draw:frame draw:style-name="gr10" draw:text-style-name="P3" draw:layer="layout" svg:width="5.229cm" svg:height="0.996cm" svg:x="11.789cm" svg:y="17.736cm">
            <draw:text-box>
              <text:p><text:span text:style-name="T1">chirality</text:span></text:p>
            </draw:text-box>
          </draw:frame>
          <draw:frame draw:style-name="gr8" draw:text-style-name="P3" draw:layer="layout" svg:width="2.788cm" svg:height="0.996cm" svg:x="5.826cm" svg:y="18.727cm">
            <draw:text-box>
              <text:p><text:span text:style-name="T1">hcount</text:span></text:p>
            </draw:text-box>
          </draw:frame>
          <draw:frame draw:style-name="gr11" draw:text-style-name="P3" draw:layer="layout" svg:width="2.816cm" svg:height="0.996cm" svg:x="8.614cm" svg:y="18.727cm">
            <draw:text-box>
              <text:p><text:span text:style-name="T1">charge</text:span></text:p>
            </draw:text-box>
          </draw:frame>
          <draw:frame draw:style-name="gr12" draw:text-style-name="P3" draw:layer="layout" svg:width="2.413cm" svg:height="0.996cm" svg:x="11.43cm" svg:y="18.72cm">
            <draw:text-box>
              <text:p><text:span text:style-name="T1">klass</text:span></text:p>
            </draw:text-box>
          </draw:frame>
          <draw:frame draw:style-name="gr11" draw:text-style-name="P3" draw:layer="layout" svg:width="3.175cm" svg:height="0.996cm" svg:x="13.843cm" svg:y="18.72cm">
            <draw:text-box>
              <text:p><text:span text:style-name="T1">atom_id</text:span></text:p>
            </draw:text-box>
          </draw:frame>
        </draw:g>
        <draw:connector draw:style-name="gr13" draw:text-style-name="P6" draw:layer="layout" svg:x1="2.27cm" svg:y1="6.088cm" svg:x2="3.286cm" svg:y2="9.553cm" draw:start-shape="id1" draw:start-glue-point="2" draw:end-shape="id2" draw:end-glue-point="3" svg:d="M2270 6088v3465h1016" svg:viewBox="0 0 1017 3466">
          <text:p/>
        </draw:connector>
        <draw:connector draw:style-name="gr13" draw:text-style-name="P6" draw:layer="layout" svg:x1="4.299cm" svg:y1="11.041cm" svg:x2="5.826cm" svg:y2="17.246cm" draw:start-shape="id3" draw:start-glue-point="2" draw:end-shape="id4" draw:end-glue-point="3" svg:d="M4299 11041v6205h1527" svg:viewBox="0 0 1528 6206">
          <text:p/>
        </draw:connector>
        <draw:connector draw:style-name="gr13" draw:text-style-name="P6" draw:layer="layout" draw:line-skew="0cm 0.896cm" svg:x1="4.492cm" svg:y1="6.088cm" svg:x2="7.731cm" svg:y2="4.6cm" draw:start-shape="id5" draw:start-glue-point="2" draw:end-shape="id6" draw:end-glue-point="1" svg:d="M4492 6088v501h4636v-1989h-1397" svg:viewBox="0 0 4637 1990">
          <text:p/>
        </draw:connector>
        <draw:connector draw:style-name="gr13" draw:text-style-name="P6" draw:layer="layout" draw:line-skew="0cm 0.769cm" svg:x1="11.411cm" svg:y1="11.041cm" svg:x2="15.367cm" svg:y2="1.133cm" draw:start-shape="id7" draw:start-glue-point="2" draw:end-shape="id8" draw:end-glue-point="1" svg:d="M11411 11041v501h5226v-10409h-1270" svg:viewBox="0 0 5227 10410">
          <text:p/>
        </draw:connector>
        <draw:connector draw:style-name="gr13" draw:text-style-name="P6" draw:layer="layout" svg:x1="7.474cm" svg:y1="11.041cm" svg:x2="8.245cm" svg:y2="13.69cm" draw:start-shape="id9" draw:start-glue-point="2" draw:end-shape="id10" draw:end-glue-point="3" svg:d="M7474 11041v2649h771" svg:viewBox="0 0 772 2650">
          <text:p/>
        </draw:connector>
        <draw:g>
          <draw:frame draw:style-name="gr1" draw:text-style-name="P4" xml:id="id10" draw:id="id10" draw:layer="layout" svg:width="8.011cm" svg:height="0.996cm" svg:x="8.245cm" svg:y="13.192cm">
            <draw:text-box>
              <text:p><text:span text:style-name="T1">RingBond</text:span></text:p>
            </draw:text-box>
          </draw:frame>
          <draw:frame draw:style-name="gr14" draw:text-style-name="P3" draw:layer="layout" svg:width="3.169cm" svg:height="0.996cm" svg:x="8.239cm" svg:y="14.183cm">
            <draw:text-box>
              <text:p><text:span text:style-name="T1">ring_id</text:span></text:p>
            </draw:text-box>
          </draw:frame>
          <draw:frame draw:style-name="gr2" draw:text-style-name="P3" xml:id="id14" draw:id="id14" draw:layer="layout" svg:width="2.026cm" svg:height="0.996cm" svg:x="11.414cm" svg:y="14.183cm">
            <draw:text-box>
              <text:p><text:span text:style-name="T1">bond</text:span></text:p>
            </draw:text-box>
          </draw:frame>
          <draw:frame draw:style-name="gr8" draw:text-style-name="P3" xml:id="id11" draw:id="id11" draw:layer="layout" svg:width="2.788cm" svg:height="0.996cm" svg:x="13.462cm" svg:y="14.183cm">
            <draw:text-box>
              <text:p><text:span text:style-name="T1">target</text:span></text:p>
            </draw:text-box>
          </draw:frame>
        </draw:g>
        <draw:connector draw:style-name="gr15" draw:text-style-name="P6" draw:layer="layout" draw:line-skew="0cm 1.029cm" svg:x1="14.856cm" svg:y1="15.179cm" svg:x2="13.192cm" svg:y2="9.553cm" draw:start-shape="id11" draw:start-glue-point="2" draw:end-shape="id2" draw:end-glue-point="1" svg:d="M14856 15179v501h2924v-6127h-4588" svg:viewBox="0 0 4589 6128">
          <text:p/>
        </draw:connector>
        <draw:frame draw:style-name="gr16" draw:text-style-name="P7" draw:layer="layout" svg:width="1.192cm" svg:height="0.806cm" svg:x="2.286cm" svg:y="7.112cm">
          <draw:text-box>
            <text:p><text:span text:style-name="T3">1:1</text:span></text:p>
          </draw:text-box>
        </draw:frame>
        <draw:frame draw:style-name="gr16" draw:text-style-name="P7" draw:layer="layout" svg:width="1.192cm" svg:height="0.806cm" svg:x="4.318cm" svg:y="14.224cm">
          <draw:text-box>
            <text:p><text:span text:style-name="T3">1:1</text:span></text:p>
          </draw:text-box>
        </draw:frame>
        <draw:frame draw:style-name="gr17" draw:text-style-name="P7" draw:layer="layout" svg:width="1.277cm" svg:height="0.806cm" svg:x="7.529cm" svg:y="11.811cm">
          <draw:text-box>
            <text:p><text:span text:style-name="T3">1:N</text:span></text:p>
          </draw:text-box>
        </draw:frame>
        <draw:frame draw:style-name="gr17" draw:text-style-name="P7" draw:layer="layout" svg:width="1.277cm" svg:height="0.806cm" svg:x="14.986cm" svg:y="10.624cm">
          <draw:text-box>
            <text:p><text:span text:style-name="T3">1:N</text:span></text:p>
          </draw:text-box>
        </draw:frame>
        <draw:frame draw:style-name="gr18" draw:text-style-name="P8" draw:layer="layout" svg:width="1.192cm" svg:height="0.806cm" svg:x="17.78cm" svg:y="12.656cm">
          <draw:text-box>
            <text:p><text:span text:style-name="T4">1:1</text:span></text:p>
          </draw:text-box>
        </draw:frame>
        <draw:frame draw:style-name="gr16" draw:text-style-name="P7" draw:layer="layout" svg:width="1.192cm" svg:height="0.806cm" svg:x="4.699cm" svg:y="6.604cm">
          <draw:text-box>
            <text:p><text:span text:style-name="T3">1:1</text:span></text:p>
          </draw:text-box>
        </draw:frame>
        <draw:frame draw:style-name="gr18" draw:text-style-name="P7" draw:layer="layout" svg:width="1.192cm" svg:height="0.806cm" svg:x="8.333cm" svg:y="2.496cm">
          <draw:text-box>
            <text:p><text:span text:style-name="T3">1:1</text:span></text:p>
          </draw:text-box>
        </draw:frame>
        <draw:g>
          <draw:frame draw:style-name="gr1" draw:text-style-name="P4" xml:id="id13" draw:id="id13" draw:layer="layout" svg:width="2.794cm" svg:height="0.996cm" svg:x="10.16cm" svg:y="6.406cm">
            <draw:text-box>
              <text:p><text:span text:style-name="T1">Bond</text:span></text:p>
            </draw:text-box>
          </draw:frame>
          <draw:frame draw:style-name="gr19" draw:text-style-name="P3" draw:layer="layout" svg:width="2.788cm" svg:height="0.996cm" svg:x="10.16cm" svg:y="7.394cm">
            <draw:text-box>
              <text:p><text:span text:style-name="T1">symbol</text:span></text:p>
            </draw:text-box>
          </draw:frame>
        </draw:g>
        <draw:connector draw:style-name="gr13" draw:text-style-name="P6" draw:layer="layout" svg:x1="14.348cm" svg:y1="2.619cm" svg:x2="12.954cm" svg:y2="6.904cm" draw:start-shape="id12" draw:start-glue-point="2" draw:end-shape="id13" draw:end-glue-point="1" svg:d="M14348 2619v4285h-1394" svg:viewBox="0 0 1395 4286">
          <text:p/>
        </draw:connector>
        <draw:connector draw:style-name="gr13" draw:text-style-name="P6" draw:layer="layout" draw:line-skew="0.457cm 5.109cm" svg:x1="12.427cm" svg:y1="15.179cm" svg:x2="12.954cm" svg:y2="6.904cm" draw:start-shape="id14" draw:start-glue-point="2" draw:end-shape="id13" draw:end-glue-point="1" svg:d="M12427 15179v958h6623v-9233h-6096" svg:viewBox="0 0 6624 9234">
          <text:p/>
        </draw:connector>
        <draw:connector draw:style-name="gr13" draw:text-style-name="P6" draw:layer="layout" svg:x1="6.718cm" svg:y1="6.088cm" svg:x2="10.16cm" svg:y2="6.904cm" draw:start-shape="id15" draw:start-glue-point="2" draw:end-shape="id13" draw:end-glue-point="3" svg:d="M6718 6088v816h3442" svg:viewBox="0 0 3443 817">
          <text:p/>
        </draw:connector>
        <draw:frame draw:style-name="gr16" draw:text-style-name="P7" draw:layer="layout" svg:width="1.192cm" svg:height="0.806cm" svg:x="7.825cm" svg:y="7.112cm">
          <draw:text-box>
            <text:p><text:span text:style-name="T3">1:1</text:span></text:p>
          </draw:text-box>
        </draw:frame>
        <draw:frame draw:style-name="gr16" draw:text-style-name="P7" draw:layer="layout" svg:width="1.192cm" svg:height="0.806cm" svg:x="17.858cm" svg:y="16.256cm">
          <draw:text-box>
            <text:p><text:span text:style-name="T3">1:1</text:span></text:p>
          </draw:text-box>
        </draw:frame>
        <draw:frame draw:style-name="gr18" draw:text-style-name="P7" draw:layer="layout" svg:width="1.192cm" svg:height="0.806cm" svg:x="14.351cm" svg:y="5.08cm">
          <draw:text-box>
            <text:p><text:span text:style-name="T3">1:1</text:span></text:p>
          </draw:text-box>
        </draw:frame>
        <draw:connector draw:style-name="gr13" draw:text-style-name="P6" draw:layer="layout" svg:x1="12.131cm" svg:y1="2.619cm" svg:x2="4.492cm" svg:y2="4.102cm" draw:start-shape="id16" draw:start-glue-point="2" draw:end-shape="id17" draw:end-glue-point="0" svg:d="M12131 2619v742h-7639v741" svg:viewBox="0 0 7640 14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4:15:00.657650730</meta:creation-date>
    <dc:date>2018-06-15T10:05:29.985151242</dc:date>
    <meta:editing-duration>PT11H14M24S</meta:editing-duration>
    <meta:editing-cycles>6</meta:editing-cycles>
    <meta:generator>LibreOffice/5.0.6.2$Linux_X86_64 LibreOffice_project/00m0$Build-2</meta:generator>
    <dc:creator>Pierre Beaujean</dc:creator>
    <meta:document-statistic meta:object-count="51"/>
  </office:meta>
</office:document-meta>
</file>